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dafe" officeooo:paragraph-rsid="001b45ae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1c3401" officeooo:paragraph-rsid="001c3401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32pt" officeooo:rsid="001adafe" officeooo:paragraph-rsid="001adafe" style:font-size-asian="28pt" style:font-size-complex="32pt"/>
    </style:style>
    <style:style style:name="P4" style:family="paragraph" style:parent-style-name="Standard">
      <style:text-properties fo:font-size="28pt" officeooo:rsid="001adafe" officeooo:paragraph-rsid="001adafe" style:font-size-asian="24.5pt" style:font-size-complex="28pt"/>
    </style:style>
    <style:style style:name="P5" style:family="paragraph" style:parent-style-name="Standard">
      <style:text-properties fo:font-size="16pt" style:text-underline-style="none" fo:font-weight="normal" officeooo:rsid="001b45ae" officeooo:paragraph-rsid="001b45a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bold" officeooo:rsid="001c3401" officeooo:paragraph-rsid="001b45ae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style="normal" style:text-underline-style="none" fo:font-weight="normal" officeooo:rsid="001c3401" officeooo:paragraph-rsid="001c340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1d6e34" officeooo:paragraph-rsid="001c3401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1d6e34" officeooo:paragraph-rsid="001d6e34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1d6e34" officeooo:paragraph-rsid="0025c92f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officeooo:rsid="00223c58" officeooo:paragraph-rsid="00223c58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223c58" officeooo:paragraph-rsid="0025c92f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style:text-underline-style="none" fo:font-weight="normal" officeooo:rsid="0025c92f" officeooo:paragraph-rsid="0025c92f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none" fo:font-weight="normal" officeooo:rsid="0025c92f" officeooo:paragraph-rsid="0026cf82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style:text-underline-style="none" fo:font-weight="normal" officeooo:rsid="0026cf82" officeooo:paragraph-rsid="0026cf82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271512" officeooo:paragraph-rsid="00271512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style:text-underline-style="none" fo:font-weight="bold" officeooo:rsid="0026cf82" officeooo:paragraph-rsid="0026cf82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font-size="16pt" fo:font-style="normal" style:text-underline-style="none" fo:font-weight="bold" officeooo:rsid="0025c92f" officeooo:paragraph-rsid="0025c92f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 style:list-style-name="L3">
      <style:text-properties officeooo:paragraph-rsid="001c3401"/>
    </style:style>
    <style:style style:name="P20" style:family="paragraph" style:parent-style-name="Standard">
      <style:text-properties officeooo:paragraph-rsid="0021e9a4"/>
    </style:style>
    <style:style style:name="P21" style:family="paragraph" style:parent-style-name="Standard">
      <style:text-properties fo:font-size="18pt" fo:font-weight="bold" officeooo:rsid="001adafe" officeooo:paragraph-rsid="0025c92f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250c2e" officeooo:paragraph-rsid="00250c2e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normal" officeooo:rsid="00250c2e" officeooo:paragraph-rsid="00250c2e" style:font-size-asian="15.75pt" style:font-weight-asian="normal" style:font-size-complex="18pt" style:font-weight-complex="normal"/>
    </style:style>
    <style:style style:name="P24" style:family="paragraph" style:parent-style-name="Standard">
      <style:text-properties fo:font-size="18pt" fo:font-style="normal" style:text-underline-style="none" fo:font-weight="bold" officeooo:rsid="001c3401" officeooo:paragraph-rsid="001c3401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8pt" fo:font-style="normal" style:text-underline-style="none" fo:font-weight="bold" officeooo:rsid="001c3401" officeooo:paragraph-rsid="0025c92f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8pt" fo:font-style="normal" style:text-underline-style="none" fo:font-weight="bold" officeooo:rsid="001c3401" officeooo:paragraph-rsid="001d6e34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8pt" fo:font-style="normal" style:text-underline-style="none" fo:font-weight="bold" officeooo:rsid="001c3401" officeooo:paragraph-rsid="0026cf82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 style:list-style-name="L6">
      <style:text-properties fo:font-size="18pt" fo:font-style="normal" style:text-underline-style="none" fo:font-weight="bold" officeooo:rsid="0025c92f" officeooo:paragraph-rsid="0025c92f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officeooo:rsid="0026cf82" officeooo:paragraph-rsid="0026cf82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1b45ae" style:font-size-asian="14pt" style:font-weight-asian="normal" style:font-size-complex="16pt" style:font-weight-complex="normal"/>
    </style:style>
    <style:style style:name="T6" style:family="text">
      <style:text-properties fo:font-size="16pt" style:text-underline-style="none" fo:font-weight="normal" officeooo:rsid="00250c2e" style:font-size-asian="14pt" style:font-weight-asian="normal" style:font-size-complex="16pt" style:font-weight-complex="normal"/>
    </style:style>
    <style:style style:name="T7" style:family="text">
      <style:text-properties fo:font-size="16pt" style:text-underline-style="none" style:font-size-asian="14pt" style:font-size-complex="16pt"/>
    </style:style>
    <style:style style:name="T8" style:family="text">
      <style:text-properties fo:font-size="16pt" style:text-underline-style="none" officeooo:rsid="001b45ae" style:font-size-asian="14pt" style:font-size-complex="16pt"/>
    </style:style>
    <style:style style:name="T9" style:family="text">
      <style:text-properties fo:font-size="16pt" style:text-underline-style="none" officeooo:rsid="002895bf" style:font-size-asian="14pt" style:font-size-complex="16pt"/>
    </style:style>
    <style:style style:name="T10" style:family="text">
      <style:text-properties fo:font-size="16pt" fo:font-weight="normal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d6e34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e8020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5c92f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26cf82" style:font-size-asian="14pt" style:font-weight-asian="normal" style:font-size-complex="16pt" style:font-weight-complex="normal"/>
    </style:style>
    <style:style style:name="T15" style:family="text"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font-style="normal" style:text-underline-style="none" fo:font-weight="normal" officeooo:rsid="001e8020" style:font-size-asian="14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style:text-underline-style="none" fo:font-weight="normal" officeooo:rsid="00206d74" style:font-size-asian="14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style:text-underline-style="none" fo:font-weight="normal" officeooo:rsid="0021e9a4" style:font-size-asian="14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fo:font-style="normal" style:text-underline-style="none" fo:font-weight="normal" officeooo:rsid="001c3401" style:font-size-asian="14pt" style:font-style-asian="normal" style:font-weight-asian="normal" style:font-size-complex="16pt" style:font-style-complex="normal" style:font-weight-complex="normal"/>
    </style:style>
    <style:style style:name="T20" style:family="text">
      <style:text-properties officeooo:rsid="001d6e34"/>
    </style:style>
    <style:style style:name="T21" style:family="text">
      <style:text-properties officeooo:rsid="001e8020"/>
    </style:style>
    <style:style style:name="T22" style:family="text">
      <style:text-properties fo:font-size="18pt" fo:font-style="normal" style:text-underline-style="none" fo:font-weight="bold" officeooo:rsid="001e8020" style:font-size-asian="15.75pt" style:font-style-asian="normal" style:font-weight-asian="bold" style:font-size-complex="18pt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5c92f" style:font-weight-asian="normal" style:font-weight-complex="normal"/>
    </style:style>
    <style:style style:name="T25" style:family="text">
      <style:text-properties officeooo:rsid="0025c92f"/>
    </style:style>
    <style:style style:name="T26" style:family="text">
      <style:text-properties officeooo:rsid="0026cf82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in" fo:text-indent="-0.25in" fo:margin-left="3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in" fo:text-indent="-0.25in" fo:margin-left="3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2in" fo:text-indent="-0.25in" fo:margin-left="3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52in" fo:text-indent="-0.25in" fo:margin-left="4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302in" fo:text-indent="-0.25in" fo:margin-left="4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52in" fo:text-indent="-0.25in" fo:margin-left="4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802in" fo:text-indent="-0.25in" fo:margin-left="4.802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1"/><text:span text:style-name="T1">DOCUMENTATION ON</text:span></text:p>
      <text:p text:style-name="P4"><text:s text:c="3"/>COLLEGE AUTOMATION SYSTEM</text:p>
      <text:p text:style-name="P4"/>
      <text:p text:style-name="P21"><text:span text:style-name="T3">Introduction:</text:span><text:span text:style-name="T2"> </text:span><text:span text:style-name="T4"><text:s/></text:span><text:span text:style-name="T6">Aim of our project is to build a college automation system. </text:span><text:span text:style-name="T18"><text:s/></text:span></text:p>
      <text:p text:style-name="P12"><text:span text:style-name="T6"/></text:p>
      <text:p text:style-name="P22"><text:span text:style-name="T7">Modules : </text:span></text:p>
      <text:p text:style-name="P23"><text:span text:style-name="T7">Our project </text:span><text:span text:style-name="T9">h</text:span><text:span text:style-name="T7">as </text:span><text:span text:style-name="T9">five</text:span><text:span text:style-name="T7"> modules. They are :</text:span></text:p>
      <text:p text:style-name="P5"/>
      <text:p text:style-name="P1"><text:span text:style-name="T5"><text:tab/><text:tab/><text:tab/><text:tab/></text:span><text:span text:style-name="T8">1. login</text:span></text:p>
      <text:p text:style-name="P1"><text:span text:style-name="T5"><text:tab/><text:tab/><text:tab/><text:tab/></text:span><text:span text:style-name="T8">2.</text:span><text:span text:style-name="T5"> </text:span><text:span text:style-name="T8">Gallery</text:span></text:p>
      <text:p text:style-name="P6"><text:tab/><text:tab/><text:tab/><text:tab/>3. About Us</text:p>
      <text:p text:style-name="P6"><text:tab/><text:tab/><text:tab/><text:tab/><text:span text:style-name="T26">4. Forum</text:span></text:p>
      <text:p text:style-name="P6"><text:tab/><text:tab/><text:tab/><text:tab/><text:span text:style-name="T26">5. Others </text:span></text:p>
      <text:p text:style-name="P6"><text:tab/><text:tab/><text:tab/><text:tab/><text:tab/>Departments</text:p>
      <text:p text:style-name="P6"><text:tab/><text:tab/><text:tab/><text:tab/><text:tab/>Campus Life</text:p>
      <text:p text:style-name="P6"><text:tab/><text:tab/><text:tab/><text:tab/><text:tab/>Placements</text:p>
      <text:p text:style-name="P6"/>
      <text:p text:style-name="P6"><text:s/></text:p>
      <text:p text:style-name="P2">Module Wise Description: </text:p>
      <text:p text:style-name="P2"><text:tab/><text:tab/></text:p>
      <text:p text:style-name="P25">Log in: <text:s/></text:p>
      <text:p text:style-name="P25"><text:span text:style-name="T23"/></text:p>
      <text:p text:style-name="P25"><text:span text:style-name="T23"><text:tab/></text:span><text:span text:style-name="T24">In this module, we have two kinds of logins. They are :</text:span></text:p>
      <text:list xml:id="list1829839388503889768" text:style-name="L6">
        <text:list-item>
          <text:p text:style-name="P28"><text:span text:style-name="T23">Management Login</text:span></text:p>
        </text:list-item>
        <text:list-item>
          <text:p text:style-name="P28"><text:span text:style-name="T23">Faculty Login</text:span></text:p>
        </text:list-item>
      </text:list>
      <text:list xml:id="list5890373786709319089" text:style-name="L3">
        <text:list-header>
          <text:p text:style-name="P19"><text:span text:style-name="T19"><text:tab/><text:tab/><text:tab/><text:tab/></text:span></text:p>
        </text:list-header>
      </text:list>
      <text:p text:style-name="P7"><text:tab/><text:span text:style-name="T25">Management can view the student details like attendance, reports e.t.c. and even they view the details of faculties.</text:span></text:p>
      <text:p text:style-name="P7"/>
      <text:p text:style-name="P7"><text:tab/><text:span text:style-name="T25">Faculty can add, update, view and delete the marks, attendance of the students.</text:span></text:p>
      <text:p text:style-name="P2"/>
      <text:p text:style-name="P25"><text:soft-page-break/>Gallery:<text:span text:style-name="T10"> </text:span></text:p>
      <text:p text:style-name="P25"><text:span text:style-name="T10"/></text:p>
      <text:p text:style-name="P25"><text:span text:style-name="T13">In this module we display images </text:span><text:span text:style-name="T10">describing the infrastructure and environment of the college.</text:span></text:p>
      <text:p text:style-name="P7"/>
      <text:p text:style-name="P25">About Us:</text:p>
      <text:p text:style-name="P10"><text:span text:style-name="T11"/></text:p>
      <text:p text:style-name="P13">In this module we will display the text related to the college like mission, vision e.t.c.</text:p>
      <text:p text:style-name="P13"/>
      <text:p text:style-name="P17">Forum: </text:p>
      <text:p text:style-name="P15"/>
      <text:p text:style-name="P15">In this module <text:s/>management or faculty can post,edit and delete queries or <text:s/>about events happening in the college. </text:p>
      <text:p text:style-name="P8"/>
      <text:p text:style-name="P17">Others:</text:p>
      <text:p text:style-name="P26"/>
      <text:p text:style-name="P27"><text:span text:style-name="T20">Departments:</text:span><text:span text:style-name="T11"> </text:span></text:p>
      <text:p text:style-name="P27"><text:span text:style-name="T11"/></text:p>
      <text:p text:style-name="P27"><text:span text:style-name="T11">This module describes about various departments available in the college and details of each department.</text:span></text:p>
      <text:p text:style-name="P9"/>
      <text:p text:style-name="P27"><text:span text:style-name="T21">Campus Life: <text:s/></text:span></text:p>
      <text:p text:style-name="P27"><text:span text:style-name="T14"/></text:p>
      <text:p text:style-name="P27"><text:span text:style-name="T14">T</text:span><text:span text:style-name="T12">his module </text:span><text:span text:style-name="T14">provides information about student clubs, magazines, arts and culture e.t.c</text:span></text:p>
      <text:p text:style-name="P20"><text:span text:style-name="T16"/></text:p>
      <text:p text:style-name="P20"><text:span text:style-name="T22">Placements: </text:span></text:p>
      <text:p text:style-name="P20"><text:span text:style-name="T17"/></text:p>
      <text:p text:style-name="P29"><text:span text:style-name="T17">T</text:span><text:span text:style-name="T15">his module provide information about students placed in various companies.</text:span></text:p>
      <text:p text:style-name="P11"><text:s/></text:p>
      <text:p text:style-name="P18">Database:</text:p>
      <text:p text:style-name="P13">1. <text:span text:style-name="T26">Management_u</text:span>ser :</text:p>
      <text:p text:style-name="P13"><text:tab/>username <text:s/>= varchar (30)</text:p>
      <text:p text:style-name="P14"><text:tab/><text:span text:style-name="T26">password <text:s/>= varchar (10)</text:span></text:p>
      <text:p text:style-name="P14"><text:span text:style-name="T26"><text:tab/>email.id <text:s text:c="3"/>= varchar (30)</text:span></text:p>
      <text:p text:style-name="P15"><text:soft-page-break/>2. Faculty_user:</text:p>
      <text:p text:style-name="P15"><text:tab/>username = varchar (30)</text:p>
      <text:p text:style-name="P15"><text:tab/>password = varchar (10)</text:p>
      <text:p text:style-name="P15"><text:tab/>email.id <text:s text:c="2"/>= varchar (30)</text:p>
      <text:p text:style-name="P16"/>
      <text:p text:style-name="P16">3. <text:s/>Student_module:</text:p>
      <text:p text:style-name="P16"><text:tab/>name <text:s text:c="7"/>= varchar(30)</text:p>
      <text:p text:style-name="P16"><text:tab/>id <text:s text:c="13"/>= int</text:p>
      <text:p text:style-name="P16"><text:tab/>email.id <text:s text:c="3"/>= varchar(30)</text:p>
      <text:p text:style-name="P16"><text:s text:c="8"/>attendance = float</text:p>
      <text:p text:style-name="P16"><text:tab/>batch <text:s text:c="8"/>= int</text:p>
      <text:p text:style-name="P16"><text:tab/>phone.no <text:s text:c="2"/>= int</text:p>
      <text:p text:style-name="P16"><text:tab/>cgpa <text:s text:c="9"/>= float</text:p>
      <text:p text:style-name="P16"/>
      <text:p text:style-name="P16">4. Forum:</text:p>
      <text:p text:style-name="P16"><text:tab/>question = text(200 lin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3:19:11.848231003</meta:creation-date>
    <dc:date>2019-05-09T06:49:08.029231660</dc:date>
    <meta:editing-duration>PT21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250" meta:character-count="1667" meta:non-whitespace-character-count="1324"/>
  </office:meta>
</office:document-meta>
</file>